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2545" calcext:value-type="float">
            <text:p>2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0:12:44.621325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17:27.916337564</meta:creation-date>
    <meta:generator>LibreOffice/5.1.4.2$Linux_X86_64 LibreOffice_project/10m0$Build-2</meta:generator>
    <dc:date>2017-02-27T10:14:29.618056461</dc:date>
    <meta:editing-duration>PT1M45S</meta:editing-duration>
    <meta:editing-cycles>1</meta:editing-cycles>
    <meta:document-statistic meta:table-count="1" meta:cell-count="483" meta:object-count="0"/>
  </office:meta>
</office:document-meta>
</file>